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ddddd" draw:textarea-horizontal-align="justify" draw:textarea-vertical-align="middle" draw:auto-grow-height="false"/>
    </style:style>
    <style:style style:name="gr2" style:family="graphic" style:parent-style-name="standard">
      <style:graphic-properties svg:stroke-color="#2c001e" draw:fill="solid" draw:fill-color="#aea79f" draw:textarea-horizontal-align="justify" draw:textarea-vertical-align="middle" draw:auto-grow-height="false"/>
    </style:style>
    <style:style style:name="gr3" style:family="graphic" style:parent-style-name="standard">
      <style:graphic-properties svg:stroke-color="#2c001e" draw:fill="solid" draw:fill-color="#eeeeee" draw:textarea-horizontal-align="justify" draw:textarea-vertical-align="middle" draw:auto-grow-height="false"/>
    </style:style>
    <style:style style:name="gr4" style:family="graphic" style:parent-style-name="standard">
      <style:graphic-properties svg:stroke-color="#2c001e" draw:fill-color="#eeeeee" draw:textarea-horizontal-align="justify" draw:textarea-vertical-align="middle" draw:auto-grow-height="false"/>
    </style:style>
    <style:style style:name="gr5" style:family="graphic" style:parent-style-name="standard">
      <style:graphic-properties svg:stroke-color="#2c001e" draw:fill="solid" draw:fill-color="#eeeee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9cm" svg:height="4.3cm" svg:x="4.7cm" svg:y="2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1cm" svg:height="1.3cm" svg:x="6.7cm" svg:y="10cm">
          <text:p text:style-name="P1">28 * 28 = 784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2cm" svg:height="1.3cm" svg:x="6.7cm" svg:y="7.8cm">
          <text:p text:style-name="P1">500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2cm" svg:height="1.3cm" svg:x="6.7cm" svg:y="5.6cm">
          <text:p text:style-name="P1">500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5cm" svg:height="1.3cm" svg:x="6.7cm" svg:y="3.3cm">
          <text:p text:style-name="P1">200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cm" svg:height="1.3cm" svg:x="9.9cm" svg:y="5.6cm">
          <text:p text:style-name="P1">10 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5cm" svg:height="1cm" svg:x="9.6cm" svg:y="4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0.5cm" svg:height="1cm" svg:x="7.9cm" svg:y="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5cm" svg:height="1cm" svg:x="7.9cm" svg:y="6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5cm" svg:height="1cm" svg:x="8.8cm" svg:y="9.1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5cm" svg:height="1cm" svg:x="8.8cm" svg:y="6.9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1.649cm" svg:height="1.207cm" svg:x="4.951cm" svg:y="10.093cm">
          <draw:text-box>
            <text:p text:style-name="P1"><text:span text:style-name="T1">Visual</text:span></text:p>
            <text:p text:style-name="P1"><text:span text:style-name="T1">Units</text:span></text:p>
          </draw:text-box>
        </draw:frame>
        <draw:frame draw:style-name="gr6" draw:text-style-name="P2" draw:layer="layout" svg:width="1.848cm" svg:height="1.207cm" svg:x="4.852cm" svg:y="7.894cm">
          <draw:text-box>
            <text:p text:style-name="P1"><text:span text:style-name="T1">Hidden</text:span></text:p>
            <text:p text:style-name="P1"><text:span text:style-name="T1">Units</text:span></text:p>
          </draw:text-box>
        </draw:frame>
        <draw:frame draw:style-name="gr6" draw:text-style-name="P2" draw:layer="layout" svg:width="1.848cm" svg:height="1.207cm" svg:x="4.852cm" svg:y="5.695cm">
          <draw:text-box>
            <text:p text:style-name="P1"><text:span text:style-name="T1">Hidden</text:span></text:p>
            <text:p text:style-name="P1"><text:span text:style-name="T1">Units</text:span></text:p>
          </draw:text-box>
        </draw:frame>
        <draw:frame draw:style-name="gr6" draw:text-style-name="P2" draw:layer="layout" svg:width="2.318cm" svg:height="1.207cm" svg:x="4.6cm" svg:y="3.4cm">
          <draw:text-box>
            <text:p text:style-name="P1"><text:span text:style-name="T1">Top Level</text:span></text:p>
            <text:p text:style-name="P1"><text:span text:style-name="T1">Units</text:span></text:p>
          </draw:text-box>
        </draw:frame>
        <draw:frame draw:style-name="gr6" draw:text-style-name="P2" draw:layer="layout" svg:width="1.543cm" svg:height="1.207cm" svg:x="11.1cm" svg:y="5.7cm">
          <draw:text-box>
            <text:p text:style-name="P1"><text:span text:style-name="T1">Label</text:span></text:p>
            <text:p text:style-name="P1"><text:span text:style-name="T1">Units</text:span></text:p>
          </draw:text-box>
        </draw:frame>
        <draw:frame draw:style-name="gr6" draw:text-style-name="P2" draw:layer="layout" svg:width="2.648cm" svg:height="1.207cm" svg:x="11.2cm" svg:y="7.093cm">
          <draw:text-box>
            <text:p text:style-name="P1"><text:span text:style-name="T1">Associative</text:span></text:p>
            <text:p text:style-name="P1"><text:span text:style-name="T1">Memor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aea79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6T15:55:34.850475293</meta:creation-date>
    <dc:date>2015-11-23T19:29:52.307624120</dc:date>
    <meta:editing-duration>PT11M25S</meta:editing-duration>
    <meta:editing-cycles>5</meta:editing-cycles>
    <meta:generator>LibreOffice/4.2.8.2$Linux_X86_64 LibreOffice_project/420m0$Build-2</meta:generator>
    <meta:document-statistic meta:object-count="17"/>
  </office:meta>
</office:document-meta>
</file>